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0A9040A0381.png" manifest:media-type="image/png"/>
  <manifest:file-entry manifest:full-path="Pictures/10000201000003FB000001C3455EE8DC.png" manifest:media-type="image/png"/>
  <manifest:file-entry manifest:full-path="Pictures/100002010000029D000000C268F677A0.png" manifest:media-type="image/png"/>
  <manifest:file-entry manifest:full-path="Pictures/1000020100000370000001999BA02AFD.png" manifest:media-type="image/png"/>
  <manifest:file-entry manifest:full-path="Pictures/100002010000044C000001E8F2A7EBA8.png" manifest:media-type="image/png"/>
  <manifest:file-entry manifest:full-path="Pictures/1000020100000541000002102C9430E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6.673cm" draw:z-index="0"><draw:image xlink:href="Pictures/1000020100000541000002102C9430E8.png" xlink:type="simple" xlink:show="embed" xlink:actuate="onLoad"/></draw:frame></text:p>
      <text:p text:style-name="Standard"><draw:frame draw:style-name="fr1" draw:name="Imagem2" text:anchor-type="paragraph" svg:width="17cm" svg:height="7.541cm" draw:z-index="1"><draw:image xlink:href="Pictures/100002010000044C000001E8F2A7EBA8.png" xlink:type="simple" xlink:show="embed" xlink:actuate="onLoad"/></draw:frame></text:p>
      <text:p text:style-name="Standard"><draw:frame draw:style-name="fr1" draw:name="Imagem3" text:anchor-type="paragraph" svg:width="17cm" svg:height="7.899cm" draw:z-index="2"><draw:image xlink:href="Pictures/1000020100000370000001999BA02A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m4" text:anchor-type="paragraph" svg:width="17cm" svg:height="4.928cm" draw:z-index="3"><draw:image xlink:href="Pictures/100002010000029D000000C268F677A0.png" xlink:type="simple" xlink:show="embed" xlink:actuate="onLoad"/></draw:frame><text:soft-page-break/></text:p>
      <text:p text:style-name="Standard"><draw:frame draw:style-name="fr1" draw:name="Imagem5" text:anchor-type="paragraph" svg:width="17cm" svg:height="7.523cm" draw:z-index="4"><draw:image xlink:href="Pictures/10000201000003FB000001C3455EE8DC.png" xlink:type="simple" xlink:show="embed" xlink:actuate="onLoad"/></draw:frame></text:p>
      <text:p text:style-name="Standard"><draw:frame draw:style-name="fr1" draw:name="Imagem6" text:anchor-type="paragraph" svg:width="17cm" svg:height="2.604cm" draw:z-index="5"><draw:image xlink:href="Pictures/100002010000044F000000A9040A03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55:52.253000000</meta:creation-date>
    <dc:date>2018-04-02T14:56:48.855000000</dc:date>
    <meta:editing-duration>P0D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